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6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7960e"/>
    </style:style>
    <style:style style:name="T3" style:family="text">
      <style:text-properties fo:font-style="normal" fo:font-weight="normal" officeooo:rsid="000dafd7"/>
    </style:style>
    <style:style style:name="T4" style:family="text">
      <style:text-properties officeooo:rsid="0007960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7960e"/>
    </style:style>
    <style:style style:name="T8" style:family="text">
      <style:text-properties fo:font-variant="normal" fo:text-transform="none" fo:color="#000000" fo:letter-spacing="normal" fo:font-style="normal" fo:font-weight="normal" officeooo:rsid="000b931d"/>
    </style:style>
    <style:style style:name="T9" style:family="text">
      <style:text-properties fo:font-variant="normal" fo:text-transform="none" fo:color="#000000" style:font-name="Liberation Mono" fo:font-size="10pt" fo:letter-spacing="normal" fo:font-style="normal" fo:font-weight="normal" officeooo:rsid="0007960e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font-style="normal" fo:font-weight="normal" officeooo:rsid="00081519" style:font-name-asian="DejaVu Sans Mono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10pt" fo:letter-spacing="normal" fo:font-style="normal" fo:font-weight="normal" officeooo:rsid="0009d982" style:font-name-asian="DejaVu Sans Mono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10pt" fo:letter-spacing="normal" fo:font-style="normal" fo:font-weight="normal" officeooo:rsid="000b931d" style:font-name-asian="DejaVu Sans Mono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0pt" fo:letter-spacing="normal" fo:font-style="normal" fo:font-weight="normal" officeooo:rsid="000dafd7" style:font-name-asian="DejaVu Sans Mono" style:font-size-asian="10pt" style:font-name-complex="Liberation Mono" style:font-size-complex="10pt"/>
    </style:style>
    <style:style style:name="T14" style:family="text">
      <style:text-properties officeooo:rsid="000a69fb"/>
    </style:style>
    <style:style style:name="T15" style:family="text">
      <style:text-properties style:font-name="Liberation Mono" fo:font-size="10pt" officeooo:rsid="000a69fb" style:font-name-asian="DejaVu Sans Mono" style:font-size-asian="10pt" style:font-name-complex="Liberation Mono" style:font-size-complex="10pt"/>
    </style:style>
    <style:style style:name="T16" style:family="text">
      <style:text-properties officeooo:rsid="000b93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5">cat</text:span>(IOS) <text:s text:c="20"/>Specifica<text:span text:style-name="T4">t</text:span>ion Document <text:s text:c="20"/><text:span text:style-name="T15">cat</text:span>(IOS)</text:p>
      <text:p text:style-name="P1"/>
      <text:p text:style-name="P1"/>
      <text:p text:style-name="P1"/>
      <text:p text:style-name="P3">NAME</text:p>
      <text:p text:style-name="P1"><text:span text:style-name="T5"><text:s text:c="7"/></text:span><text:span text:style-name="T9">cat</text:span><text:span text:style-name="T6"> – </text:span><text:span text:style-name="T7">interact with </text:span><text:span text:style-name="T9">items</text:span></text:p>
      <text:p text:style-name="P1"/>
      <text:p text:style-name="P3">SYNOPSIS</text:p>
      <text:p text:style-name="P2"><text:s text:c="7"/><text:span text:style-name="T4">cat</text:span><text:span text:style-name="T1"> </text:span><text:span text:style-name="T3">&lt;file&gt;</text:span></text:p>
      <text:p text:style-name="P1"/>
      <text:p text:style-name="P3">DESCRIPTION</text:p>
      <text:p text:style-name="P1"><text:span text:style-name="T5"><text:s text:c="7"/></text:span><text:span text:style-name="T9">Interact</text:span><text:span text:style-name="T10">s</text:span><text:span text:style-name="T9"> </text:span><text:span text:style-name="T10">with the file </text:span><text:span text:style-name="T13">&lt;file&gt;</text:span><text:span text:style-name="T10"> and reads its contents. If no file is specified, it prints a message </text:span><text:span text:style-name="T11">stating that. If the file could not be read, it would print an error message stating the reason.</text:span></text:p>
      <text:p text:style-name="P3"/>
      <text:p text:style-name="P1"/>
      <text:p text:style-name="P2"><text:span text:style-name="T1">SEE ALSO</text:span></text:p>
      <text:p text:style-name="P1">-</text:p>
      <text:p text:style-name="P1"/>
      <text:p text:style-name="P3">REPORTING BUGS</text:p>
      <text:p text:style-name="P1"><text:span text:style-name="T5"><text:s text:c="7"/></text:span><text:span text:style-name="T12">It doesn’t show errors when the user tries to interact with a directory.</text:span></text:p>
      <text:p text:style-name="P1"/>
      <text:p text:style-name="P3">AUTHOR</text:p>
      <text:p text:style-name="P1"><text:span text:style-name="T5"><text:tab/> <text:s/></text:span><text:span text:style-name="T9">Edurne Larraza, Baldwin Rodríguez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4-17T19:54:03.605186338</dc:date>
    <meta:editing-duration>PT19M38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1" meta:paragraph-count="13" meta:word-count="72" meta:character-count="499" meta:non-whitespace-character-count="368"/>
  </office:meta>
</office:document-meta>
</file>